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7382" officeooo:paragraph-rsid="00187382"/>
    </style:style>
    <style:style style:name="P2" style:family="paragraph" style:parent-style-name="Standard">
      <style:text-properties officeooo:rsid="00187382" officeooo:paragraph-rsid="00187382"/>
    </style:style>
    <style:style style:name="P3" style:family="paragraph" style:parent-style-name="Standard">
      <style:text-properties officeooo:rsid="0019b01d" officeooo:paragraph-rsid="0019b01d"/>
    </style:style>
    <style:style style:name="P4" style:family="paragraph" style:parent-style-name="Standard">
      <style:text-properties fo:color="#c9211e" fo:font-weight="bold" officeooo:rsid="00187382" officeooo:paragraph-rsid="00187382" style:font-weight-asian="bold" style:font-weight-complex="bold"/>
    </style:style>
    <style:style style:name="P5" style:family="paragraph" style:parent-style-name="Standard">
      <style:text-properties fo:color="#c9211e" fo:font-weight="bold" officeooo:rsid="0019b01d" officeooo:paragraph-rsid="0019b01d" style:font-weight-asian="bold" style:font-weight-complex="bold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0% 100%"/>
    </style:style>
    <style:style style:name="T5" style:family="text">
      <style:text-properties style:text-position="0% 100%" fo:font-size="18pt" style:font-size-asian="18pt" style:font-size-complex="18pt"/>
    </style:style>
    <style:style style:name="T6" style:family="text">
      <style:text-properties style:text-position="0% 100%" fo:font-size="28pt" style:font-size-asian="28pt" style:font-size-complex="28pt"/>
    </style:style>
    <style:style style:name="T7" style:family="text">
      <style:text-properties fo:color="#2a6099" style:text-position="0% 100%" fo:font-size="28pt" style:font-size-asian="28pt" style:font-size-complex="28pt"/>
    </style:style>
    <style:style style:name="T8" style:family="text">
      <style:text-properties fo:color="#bf004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Lab 1</text:span> </text:p>
      <text:p text:style-name="P1"/>
      <text:p text:style-name="P1">1. installed</text:p>
      <text:p text:style-name="P1"/>
      <text:p text:style-name="P4">2. Diif. between cat and more command ?</text:p>
      <text:p text:style-name="P4"/>
      <text:p text:style-name="P1">Cat to show content file ---- but simple</text:p>
      <text:p text:style-name="P1">more to show the whole contentof afile <text:s/>– all content.</text:p>
      <text:p text:style-name="P1"/>
      <text:p text:style-name="P4">3. what is the diff between rm and rmdire using man?</text:p>
      <text:p text:style-name="P4"/>
      <text:p text:style-name="P1">a. rmdire removes directory only if it was an empty directory. <text:s/>RM(1)</text:p>
      <text:p text:style-name="P1">b. rm removes the file and the directory at all. RMDIR(1)</text:p>
      <text:p text:style-name="P1"/>
      <text:p text:style-name="P4">4. CREATE THE HIERARCHY</text:p>
      <text:p text:style-name="P4"/>
      <text:p text:style-name="P1">ebraubuntu@ebraubuntu-300E4A-300E5A-300E7A-3430EA-3530EA:~/myteam$ sudo mkdir dir1 docs</text:p>
      <text:p text:style-name="P1">[sudo] password for ebraubuntu: </text:p>
      <text:p text:style-name="P1">ebraubuntu@ebraubuntu-300E4A-300E5A-300E7A-3430EA-3530EA:~/myteam$ cd home</text:p>
      <text:p text:style-name="P1">bash: cd: home: No such file or directory</text:p>
      <text:p text:style-name="P1">ebraubuntu@ebraubuntu-300E4A-300E5A-300E7A-3430EA-3530EA:~/myteam$ cd /home</text:p>
      <text:p text:style-name="P1">ebraubuntu@ebraubuntu-300E4A-300E5A-300E7A-3430EA-3530EA:/home$ sudo mkdir dir1 docs</text:p>
      <text:p text:style-name="P1">ebraubuntu@ebraubuntu-300E4A-300E5A-300E7A-3430EA-3530EA:/home$ ls</text:p>
      <text:p text:style-name="P1">baduser <text:s/>dir1 <text:s/>docs <text:s/>ebraubuntu <text:s/>islam</text:p>
      <text:p text:style-name="P1">ebraubuntu@ebraubuntu-300E4A-300E5A-300E7A-3430EA-3530EA:/home$ touch docs/mycv</text:p>
      <text:p text:style-name="P1">touch: cannot touch 'docs/mycv': Permission denied</text:p>
      <text:p text:style-name="P1">ebraubuntu@ebraubuntu-300E4A-300E5A-300E7A-3430EA-3530EA:/home$ sudo touch docs/mycv</text:p>
      <text:p text:style-name="P1">ebraubuntu@ebraubuntu-300E4A-300E5A-300E7A-3430EA-3530EA:/home$ ls</text:p>
      <text:p text:style-name="P1">baduser <text:s/>dir1 <text:s/>docs <text:s/>ebraubuntu <text:s/>islam</text:p>
      <text:p text:style-name="P1">ebraubuntu@ebraubuntu-300E4A-300E5A-300E7A-3430EA-3530EA:/home$ cd docs</text:p>
      <text:p text:style-name="P1">ebraubuntu@ebraubuntu-300E4A-300E5A-300E7A-3430EA-3530EA:/home/docs$ ls</text:p>
      <text:p text:style-name="P1">mycv</text:p>
      <text:p text:style-name="P1">ebraubuntu@ebraubuntu-300E4A-300E5A-300E7A-3430EA-3530EA:/home/docs$ cd dir1</text:p>
      <text:p text:style-name="P1">bash: cd: dir1: No such file or directory</text:p>
      <text:p text:style-name="P1">ebraubuntu@ebraubuntu-300E4A-300E5A-300E7A-3430EA-3530EA:/home/docs$ cd /dir1</text:p>
      <text:p text:style-name="P1">bash: cd: /dir1: No such file or directory</text:p>
      <text:p text:style-name="P1">ebraubuntu@ebraubuntu-300E4A-300E5A-300E7A-3430EA-3530EA:/home/docs$ cd..</text:p>
      <text:p text:style-name="P1">cd..: command not found</text:p>
      <text:p text:style-name="P1">ebraubuntu@ebraubuntu-300E4A-300E5A-300E7A-3430EA-3530EA:/home/docs$ cd ..</text:p>
      <text:p text:style-name="P1">ebraubuntu@ebraubuntu-300E4A-300E5A-300E7A-3430EA-3530EA:/home$ cd /dir1</text:p>
      <text:p text:style-name="P1">bash: cd: /dir1: No such file or directory</text:p>
      <text:p text:style-name="P1">ebraubuntu@ebraubuntu-300E4A-300E5A-300E7A-3430EA-3530EA:/home$ sudo mkdir dir1</text:p>
      <text:p text:style-name="P1">mkdir: cannot create directory ‘dir1’: File exists</text:p>
      <text:p text:style-name="P1">ebraubuntu@ebraubuntu-300E4A-300E5A-300E7A-3430EA-3530EA:/home$ cd /dir1</text:p>
      <text:p text:style-name="P1">bash: cd: /dir1: No such file or directory</text:p>
      <text:p text:style-name="P1">ebraubuntu@ebraubuntu-300E4A-300E5A-300E7A-3430EA-3530EA:/home$ cd dir1</text:p>
      <text:p text:style-name="P1">ebraubuntu@ebraubuntu-300E4A-300E5A-300E7A-3430EA-3530EA:/home/dir1$ sudo mkdir dir11 dir12</text:p>
      <text:p text:style-name="P1"><text:soft-page-break/>ebraubuntu@ebraubuntu-300E4A-300E5A-300E7A-3430EA-3530EA:/home/dir1$ cd dir11</text:p>
      <text:p text:style-name="P1">ebraubuntu@ebraubuntu-300E4A-300E5A-300E7A-3430EA-3530EA:/home/dir1/dir11$ touch file1</text:p>
      <text:p text:style-name="P1">touch: cannot touch 'file1': Permission denied</text:p>
      <text:p text:style-name="P1">ebraubuntu@ebraubuntu-300E4A-300E5A-300E7A-3430EA-3530EA:/home/dir1/dir11$ sudo touch file1</text:p>
      <text:p text:style-name="P1"/>
      <text:p text:style-name="P4">4.A. Remove dir11 in one-step. What did you notice? And how did you overcome that?</text:p>
      <text:p text:style-name="P4">cd .. then it rquires me a root permit to remove the directory I’ve raised it by sudo</text:p>
      <text:p text:style-name="P1"/>
      <text:p text:style-name="P1">ebraubuntu@ebraubuntu-300E4A-300E5A-300E7A-3430EA-3530EA:/home/dir1/dir11$ cd ..</text:p>
      <text:p text:style-name="P1">ebraubuntu@ebraubuntu-300E4A-300E5A-300E7A-3430EA-3530EA:/home/dir1$ rm dir11</text:p>
      <text:p text:style-name="P1">rm: cannot remove 'dir11': Is a directory</text:p>
      <text:p text:style-name="P1">ebraubuntu@ebraubuntu-300E4A-300E5A-300E7A-3430EA-3530EA:/home/dir1$ sudo rm dir11</text:p>
      <text:p text:style-name="P1">rm: cannot remove 'dir11': Is a directory</text:p>
      <text:p text:style-name="P1">ebraubuntu@ebraubuntu-300E4A-300E5A-300E7A-3430EA-3530EA:/home/dir1$ sudo rm -r dir11</text:p>
      <text:p text:style-name="P1">ebraubuntu@ebraubuntu-300E4A-300E5A-300E7A-3430EA-3530EA:/home/dir1$ ls</text:p>
      <text:p text:style-name="P1">dir12</text:p>
      <text:p text:style-name="P1"/>
      <text:p text:style-name="P3"><text:span text:style-name="T1">4</text:span><text:span text:style-name="T2">.b. Then remove dir12 using rmdir –p command. State what happened to the</text:span></text:p>
      <text:p text:style-name="P5">hierarchy (Note: you are in your home directory). Dir12 have a file inside it</text:p>
      <text:p text:style-name="P3"/>
      <text:p text:style-name="P1">ebraubuntu@ebraubuntu-300E4A-300E5A-300E7A-3430EA-3530EA:/home/dir1$ sudo rmdir -p dir12</text:p>
      <text:p text:style-name="P1">ebraubuntu@ebraubuntu-300E4A-300E5A-300E7A-3430EA-3530EA:/home/dir1$ ls</text:p>
      <text:p text:style-name="P1">ebraubuntu@ebraubuntu-300E4A-300E5A-300E7A-3430EA-3530EA:/home/dir1$ pwd</text:p>
      <text:p text:style-name="P1">/home/dir1</text:p>
      <text:p text:style-name="P1">ebraubuntu@ebraubuntu-300E4A-300E5A-300E7A-3430EA-3530EA:/home/dir1$ cd ../docs/</text:p>
      <text:p text:style-name="P1">ebraubuntu@ebraubuntu-300E4A-300E5A-300E7A-3430EA-3530EA:/home/docs$ pwd</text:p>
      <text:p text:style-name="P1">/home/docs</text:p>
      <text:p text:style-name="P1"/>
      <text:p text:style-name="P5">4.c. The output of the command pwd was /home/user. Write the absolute</text:p>
      <text:p text:style-name="P5">and relative path for the file mycv</text:p>
      <text:p text:style-name="P3"/>
      <text:p text:style-name="P1">ebraubuntu@ebraubuntu-300E4A-300E5A-300E7A-3430EA-3530EA:/home/docs$ cd /dir1</text:p>
      <text:p text:style-name="P1">bash: cd: /dir1: No such file or directory</text:p>
      <text:p text:style-name="P1">ebraubuntu@ebraubuntu-300E4A-300E5A-300E7A-3430EA-3530EA:/home/docs$ cd /dir1/home/dir1</text:p>
      <text:p text:style-name="P1">bash: cd: /dir1/home/dir1: No such file or directory</text:p>
      <text:p text:style-name="P1">ebraubuntu@ebraubuntu-300E4A-300E5A-300E7A-3430EA-3530EA:/home/docs$ cd ..</text:p>
      <text:p text:style-name="P1">ebraubuntu@ebraubuntu-300E4A-300E5A-300E7A-3430EA-3530EA:/home$ cd /dir1</text:p>
      <text:p text:style-name="P1">bash: cd: /dir1: No such file or directory</text:p>
      <text:p text:style-name="P1">ebraubuntu@ebraubuntu-300E4A-300E5A-300E7A-3430EA-3530EA:/home$ ls</text:p>
      <text:p text:style-name="P1">baduser <text:s/>dir1 <text:s/>docs <text:s/>ebraubuntu <text:s/>islam</text:p>
      <text:p text:style-name="P1">ebraubuntu@ebraubuntu-300E4A-300E5A-300E7A-3430EA-3530EA:/home$ cd /dir1</text:p>
      <text:p text:style-name="P1">bash: cd: /dir1: No such file or directory</text:p>
      <text:p text:style-name="P1">ebraubuntu@ebraubuntu-300E4A-300E5A-300E7A-3430EA-3530EA:/home$ cd /home/docs</text:p>
      <text:p text:style-name="P1">ebraubuntu@ebraubuntu-300E4A-300E5A-300E7A-3430EA-3530EA:/home/docs$ ls</text:p>
      <text:p text:style-name="P1">mycv</text:p>
      <text:p text:style-name="P1"/>
      <text:p text:style-name="P3"><text:span text:style-name="T2">5.</text:span> <text:span text:style-name="T2">Copy the /etc/passwd file to your home directory making its name is mypasswd.</text:span></text:p>
      <text:p text:style-name="P1"/>
      <text:p text:style-name="P1"><text:soft-page-break/>ebraubuntu@ebraubuntu-300E4A-300E5A-300E7A-3430EA-3530EA:/home/docs$ sudo cp -f /etc/passwd/home/mypasswd</text:p>
      <text:p text:style-name="P1">cp: missing destination file operand after '/etc/passwd/home/mypasswd'</text:p>
      <text:p text:style-name="P1">Try 'cp --help' for more information.</text:p>
      <text:p text:style-name="P1">ebraubuntu@ebraubuntu-300E4A-300E5A-300E7A-3430EA-3530EA:/home/docs$ ls</text:p>
      <text:p text:style-name="P1">mycv</text:p>
      <text:p text:style-name="P1">ebraubuntu@ebraubuntu-300E4A-300E5A-300E7A-3430EA-3530EA:/home/docs$ cd ..</text:p>
      <text:p text:style-name="P1">ebraubuntu@ebraubuntu-300E4A-300E5A-300E7A-3430EA-3530EA:/home$ cd ..</text:p>
      <text:p text:style-name="P1">ebraubuntu@ebraubuntu-300E4A-300E5A-300E7A-3430EA-3530EA:/$ sudo cp -f /etc/passwd/home/mypasswd</text:p>
      <text:p text:style-name="P1">cp: missing destination file operand after '/etc/passwd/home/mypasswd'</text:p>
      <text:p text:style-name="P1">Try 'cp --help' for more information.</text:p>
      <text:p text:style-name="P1">ebraubuntu@ebraubuntu-300E4A-300E5A-300E7A-3430EA-3530EA:/$ sudo cp -f /etc/passwd /home/mypasswd</text:p>
      <text:p text:style-name="P1">ebraubuntu@ebraubuntu-300E4A-300E5A-300E7A-3430EA-3530EA:/$ ls</text:p>
      <text:p text:style-name="P1">bin <text:s text:c="2"/>cdrom <text:s/>etc <text:s text:c="2"/>lib <text:s text:c="3"/>lib64 <text:s text:c="2"/>lost+found <text:s/>mnt <text:s/>proc <text:s/>run <text:s text:c="2"/>snap <text:s/>swapfile <text:s/>tmp <text:s/>var</text:p>
      <text:p text:style-name="P1">boot <text:s/>dev <text:s text:c="3"/>home <text:s/>lib32 <text:s/>libx32 <text:s/>media <text:s text:c="6"/>opt <text:s/>root <text:s/>sbin <text:s/>srv <text:s text:c="2"/>sys <text:s text:c="6"/>usr</text:p>
      <text:p text:style-name="P1">ebraubuntu@ebraubuntu-300E4A-300E5A-300E7A-3430EA-3530EA:/$ cd /home/</text:p>
      <text:p text:style-name="P1">ebraubuntu@ebraubuntu-300E4A-300E5A-300E7A-3430EA-3530EA:/home$ ls</text:p>
      <text:p text:style-name="P1">baduser <text:s/>dir1 <text:s/>docs <text:s/>ebraubuntu <text:s/>islam <text:s/>mypasswd</text:p>
      <text:p text:style-name="P1"/>
      <text:p text:style-name="P4">6 -Rename this new file to be oldpasswd</text:p>
      <text:p text:style-name="P1"/>
      <text:p text:style-name="P1">ebraubuntu@ebraubuntu-300E4A-300E5A-300E7A-3430EA-3530EA:/home$ sudo mv -f mypasswd oldpasswd</text:p>
      <text:p text:style-name="P1">ebraubuntu@ebraubuntu-300E4A-300E5A-300E7A-3430EA-3530EA:/home$ ls</text:p>
      <text:p text:style-name="P1">baduser <text:s/>dir1 <text:s/>docs <text:s/>ebraubuntu <text:s/>islam <text:s/>oldpasswd</text:p>
      <text:p text:style-name="P1">ebraubuntu@ebraubuntu-300E4A-300E5A-300E7A-3430EA-3530EA:/home$ cd..</text:p>
      <text:p text:style-name="P1">cd..: command not found</text:p>
      <text:p text:style-name="P1">ebraubuntu@ebraubuntu-300E4A-300E5A-300E7A-3430EA-3530EA:/home$ cd ..</text:p>
      <text:p text:style-name="P1">ebraubuntu@ebraubuntu-300E4A-300E5A-300E7A-3430EA-3530EA:/$ cd bin</text:p>
      <text:p text:style-name="P1">ebraubuntu@ebraubuntu-300E4A-300E5A-300E7A-3430EA-3530EA:/bin$ cd ..</text:p>
      <text:p text:style-name="P1"/>
      <text:p text:style-name="P4">7- You are in /usr/bin, list four ways to go to your home directory</text:p>
      <text:p text:style-name="P1"/>
      <text:p text:style-name="P1">ebraubuntu@ebraubuntu-300E4A-300E5A-300E7A-3430EA-3530EA:/$ cd bin</text:p>
      <text:p text:style-name="P1">ebraubuntu@ebraubuntu-300E4A-300E5A-300E7A-3430EA-3530EA:/bin$ cd ../home</text:p>
      <text:p text:style-name="P1">ebraubuntu@ebraubuntu-300E4A-300E5A-300E7A-3430EA-3530EA:/home$ cd bin</text:p>
      <text:p text:style-name="P1">bash: cd: bin: No such file or directory</text:p>
      <text:p text:style-name="P1"/>
      <text:p text:style-name="P1">ebraubuntu@ebraubuntu-300E4A-300E5A-300E7A-3430EA-3530EA:/home$ cd ..</text:p>
      <text:p text:style-name="P1">ebraubuntu@ebraubuntu-300E4A-300E5A-300E7A-3430EA-3530EA:/$ cd bin</text:p>
      <text:p text:style-name="P1">ebraubuntu@ebraubuntu-300E4A-300E5A-300E7A-3430EA-3530EA:/bin$ cd home</text:p>
      <text:p text:style-name="P1">bash: cd: home: No such file or directory</text:p>
      <text:p text:style-name="P1"/>
      <text:p text:style-name="P1">ebraubuntu@ebraubuntu-300E4A-300E5A-300E7A-3430EA-3530EA:/bin$ cd /home</text:p>
      <text:p text:style-name="P1">ebraubuntu@ebraubuntu-300E4A-300E5A-300E7A-3430EA-3530EA:/home$ cd ..</text:p>
      <text:p text:style-name="P1">ebraubuntu@ebraubuntu-300E4A-300E5A-300E7A-3430EA-3530EA:/$ cd bin</text:p>
      <text:p text:style-name="P1"/>
      <text:p text:style-name="P1">ebraubuntu@ebraubuntu-300E4A-300E5A-300E7A-3430EA-3530EA:/bin$ cd ~</text:p>
      <text:p text:style-name="P1">ebraubuntu@ebraubuntu-300E4A-300E5A-300E7A-3430EA-3530EA:~$ cd /home</text:p>
      <text:p text:style-name="P1">ebraubuntu@ebraubuntu-300E4A-300E5A-300E7A-3430EA-3530EA:/home$ cd ..</text:p>
      <text:p text:style-name="P1"><text:soft-page-break/>ebraubuntu@ebraubuntu-300E4A-300E5A-300E7A-3430EA-3530EA:/$ cd bin</text:p>
      <text:p text:style-name="P1"/>
      <text:p text:style-name="P4">8 - List Linux commands in /usr/bin that start with letter w</text:p>
      <text:p text:style-name="P1"/>
      <text:p text:style-name="P1">ebraubuntu@ebraubuntu-300E4A-300E5A-300E7A-3430EA-3530EA:/bin$ ls -d w*</text:p>
      <text:p text:style-name="P1">w <text:s text:c="4"/>watch <text:s text:c="6"/>wc <text:s text:c="4"/>wget <text:s text:c="3"/>whereis <text:s/>whiptail <text:s/>whoami <text:s text:c="3"/>whoopsie-preferences <text:s/>wpa_passphrase <text:s/>write</text:p>
      <text:p text:style-name="P1">wall <text:s/>watchgnupg <text:s/>wdctl <text:s/>whatis <text:s/>which <text:s text:c="3"/>who <text:s text:c="6"/>whoopsie <text:s/>word-list-compress <text:s text:c="3"/>w.procps</text:p>
      <text:p text:style-name="P1">ebraubuntu@ebraubuntu-300E4A-300E5A-300E7A-3430EA-3530EA:/bin$ cd ..</text:p>
      <text:p text:style-name="P1">ebraubuntu@ebraubuntu-300E4A-300E5A-300E7A-3430EA-3530EA:/$ cd /etc</text:p>
      <text:p text:style-name="P1"/>
      <text:p text:style-name="P4">9-Display the first 4 lines of /etc/passwd</text:p>
      <text:p text:style-name="P1"/>
      <text:p text:style-name="P1">ebraubuntu@ebraubuntu-300E4A-300E5A-300E7A-3430EA-3530EA:/etc$ head -4 passwd</text:p>
      <text:p text:style-name="P1">root:x:0:0:root:/root:/bin/bash</text:p>
      <text:p text:style-name="P1">daemon:x:1:1:daemon:/usr/sbin:/usr/sbin/nologin</text:p>
      <text:p text:style-name="P1">bin:x:2:2:bin:/bin:/usr/sbin/nologin</text:p>
      <text:p text:style-name="P1">sys:x:3:3:sys:/dev:/usr/sbin/nologin</text:p>
      <text:p text:style-name="P1"/>
      <text:p text:style-name="P4">10 -10.Display the last 7 lines of /etc/passwd</text:p>
      <text:p text:style-name="P1"/>
      <text:p text:style-name="P1">ebraubuntu@ebraubuntu-300E4A-300E5A-300E7A-3430EA-3530EA:/etc$ tail -7 passwd</text:p>
      <text:p text:style-name="P1">pulse:x:123:128:PulseAudio daemon,,,:/var/run/pulse:/usr/sbin/nologin</text:p>
      <text:p text:style-name="P1">gnome-initial-setup:x:124:65534::/run/gnome-initial-setup/:/bin/false</text:p>
      <text:p text:style-name="P1">gdm:x:125:130:Gnome Display Manager:/var/lib/gdm3:/bin/false</text:p>
      <text:p text:style-name="P1">sssd:x:126:131:SSSD system user,,,:/var/lib/sss:/usr/sbin/nologin</text:p>
      <text:p text:style-name="P1">ebraubuntu:x:1000:1000:EBRAUBUNTU,,,:/home/ebraubuntu:/bin/bash</text:p>
      <text:p text:style-name="P1">systemd-coredump:x:999:999:systemd Core Dumper:/:/usr/sbin/nologin</text:p>
      <text:p text:style-name="P1">islam:x:1001:1001: islam askar:/home/islam:/bin/bash</text:p>
      <text:p text:style-name="P1">ebraubuntu@ebraubuntu-300E4A-300E5A-300E7A-3430EA-3530EA:/etc$ cd ..</text:p>
      <text:p text:style-name="P1">ebraubuntu@ebraubuntu-300E4A-300E5A-300E7A-3430EA-3530EA:/$ man -k /etc/passwd;</text:p>
      <text:p text:style-name="P1">pam_localuser (8) <text:s text:c="3"/>- require users to be listed in /etc/passwd</text:p>
      <text:p text:style-name="P1">update-passwd (8) <text:s text:c="3"/>- safely update /etc/passwd, /etc/shadow and /etc/group</text:p>
      <text:p text:style-name="P1">ebraubuntu@ebraubuntu-300E4A-300E5A-300E7A-3430EA-3530EA:/$ man <text:s/>/etc/passw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17:47:47.677360854</meta:creation-date>
    <meta:editing-duration>PT5M36S</meta:editing-duration>
    <meta:editing-cycles>3</meta:editing-cycles>
    <meta:generator>LibreOffice/6.4.7.2$Linux_X86_64 LibreOffice_project/40$Build-2</meta:generator>
    <dc:date>2023-03-18T18:16:09.735084455</dc:date>
    <meta:document-statistic meta:table-count="0" meta:image-count="0" meta:object-count="0" meta:page-count="4" meta:paragraph-count="148" meta:word-count="727" meta:character-count="9125" meta:non-whitespace-character-count="8431"/>
  </office:meta>
</office:document-meta>
</file>